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oogle Sans" svg:font-family="'Google Sans', arial, sans-serif"/>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Cooper Black" svg:font-family="'Cooper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Century Gothic" svg:font-family="'Century Gothic'" style:font-family-generic="swiss" style:font-pitch="variable"/>
    <style:font-face style:name="Helv" svg:font-family="Helv"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text-properties style:font-name-asian="Tms Rmn" style:font-name-complex="Tms Rmn"/>
    </style:style>
    <style:style style:name="P3" style:family="paragraph" style:parent-style-name="Header">
      <style:paragraph-properties fo:text-align="center" style:justify-single-word="false"/>
      <style:text-properties fo:color="#000000" style:font-name="Century Gothic" fo:font-size="20pt" fo:font-weight="bold" style:font-size-asian="20pt" style:font-weight-asian="bold" style:font-name-complex="Century Gothic" style:font-size-complex="20pt"/>
    </style:style>
    <style:style style:name="P4" style:family="paragraph" style:parent-style-name="Header">
      <style:paragraph-properties fo:text-align="center" style:justify-single-word="false"/>
      <style:text-properties fo:color="#000000" style:font-name="Century Gothic" fo:font-size="16pt" style:font-size-asian="16pt" style:font-name-complex="Century Gothic" style:font-size-complex="16pt"/>
    </style:style>
    <style:style style:name="P5" style:family="paragraph" style:parent-style-name="Header">
      <style:text-properties fo:font-size="11pt" fo:font-weight="bold" style:font-name-asian="Tms Rmn" style:font-size-asian="11pt" style:font-weight-asian="bold" style:font-name-complex="Tms Rmn"/>
    </style:style>
    <style:style style:name="P6" style:family="paragraph" style:parent-style-name="Standard">
      <style:text-properties style:font-name="Century Gothic" fo:font-size="12pt" fo:font-weight="bold" style:font-size-asian="12pt" style:font-weight-asian="bold" style:font-name-complex="Century Gothic"/>
    </style:style>
    <style:style style:name="P7" style:family="paragraph" style:parent-style-name="Standard">
      <style:paragraph-properties style:line-height-at-least="0.635cm" fo:padding="0.035cm" fo:border="0.74pt solid #000000" style:shadow="#000000 0.028cm 0.028cm"/>
    </style:style>
    <style:style style:name="P8" style:family="paragraph" style:parent-style-name="Standard">
      <style:paragraph-properties style:line-height-at-least="0.635cm" fo:keep-together="always" fo:padding="0.035cm" fo:border="0.74pt solid #000000" style:shadow="#000000 0.028cm 0.028cm"/>
    </style:style>
    <style:style style:name="P9" style:family="paragraph" style:parent-style-name="Standard">
      <style:paragraph-properties style:line-height-at-least="0.635cm" fo:padding="0.035cm" fo:border="0.74pt solid #000000" style:shadow="#000000 0.028cm 0.028cm"/>
      <style:text-properties officeooo:paragraph-rsid="001aaa02"/>
    </style:style>
    <style:style style:name="P10" style:family="paragraph" style:parent-style-name="Standard">
      <style:paragraph-properties style:line-height-at-least="0.635cm" fo:keep-together="always" fo:padding="0.035cm" fo:border="0.74pt solid #000000" style:shadow="#000000 0.028cm 0.028cm"/>
      <style:text-properties style:font-name="Century Gothic" fo:font-size="12pt" fo:font-style="italic" fo:font-weight="bold" style:font-size-asian="12pt" style:font-style-asian="italic" style:font-weight-asian="bold" style:font-name-complex="Century Gothic" style:font-style-complex="italic" style:font-weight-complex="bold"/>
    </style:style>
    <style:style style:name="P11" style:family="paragraph" style:parent-style-name="Standard">
      <style:paragraph-properties style:line-height-at-least="0.635cm" fo:padding="0.035cm" fo:border="0.74pt solid #000000" style:shadow="#000000 0.028cm 0.028cm"/>
      <style:text-properties style:font-name="Century Gothic" fo:font-size="12pt" fo:font-weight="bold" style:font-size-asian="12pt" style:font-weight-asian="bold" style:font-name-complex="Century Gothic"/>
    </style:style>
    <style:style style:name="P12" style:family="paragraph" style:parent-style-name="Standard">
      <style:paragraph-properties style:line-height-at-least="0.635cm" fo:keep-together="always" fo:padding="0.035cm" fo:border="0.74pt solid #000000" style:shadow="#000000 0.028cm 0.028cm"/>
      <style:text-properties style:font-name="Century Gothic" fo:font-size="12pt" fo:font-weight="bold" style:font-size-asian="12pt" style:font-weight-asian="bold" style:font-name-complex="Century Gothic"/>
    </style:style>
    <style:style style:name="P13" style:family="paragraph" style:parent-style-name="Standard">
      <style:paragraph-properties style:line-height-at-least="0.635cm" fo:keep-together="always" fo:padding="0.035cm" fo:border="0.74pt solid #000000" style:shadow="#000000 0.028cm 0.028cm"/>
      <style:text-properties style:font-name="Century Gothic" fo:font-size="12pt" fo:font-weight="bold" officeooo:paragraph-rsid="001aba48" style:font-size-asian="12pt" style:font-weight-asian="bold" style:font-name-complex="Century Gothic"/>
    </style:style>
    <style:style style:name="P14" style:family="paragraph" style:parent-style-name="Standard">
      <style:paragraph-properties style:line-height-at-least="0.635cm" fo:text-align="justify" style:justify-single-word="false" fo:keep-together="always" fo:padding="0.035cm" fo:border="0.74pt solid #000000" style:shadow="#000000 0.028cm 0.028cm"/>
      <style:text-properties style:font-name="Century Gothic" fo:font-size="12pt" fo:font-weight="bold" style:font-size-asian="12pt" style:font-weight-asian="bold" style:font-name-complex="Century Gothic"/>
    </style:style>
    <style:style style:name="P15" style:family="paragraph" style:parent-style-name="Standard">
      <style:paragraph-properties style:line-height-at-least="0.635cm" fo:padding="0.035cm" fo:border="0.74pt solid #000000" style:shadow="#000000 0.028cm 0.028cm"/>
      <style:text-properties style:font-name="Century Gothic" fo:font-size="12pt" fo:font-weight="bold" officeooo:paragraph-rsid="001aaa02" style:font-size-asian="12pt" style:font-weight-asian="bold" style:font-name-complex="Century Gothic"/>
    </style:style>
    <style:style style:name="P16" style:family="paragraph" style:parent-style-name="Standard">
      <style:paragraph-properties style:line-height-at-least="0.423cm" fo:text-align="center" style:justify-single-word="false" fo:keep-together="always" fo:padding="0.035cm" fo:border="0.74pt solid #000000" style:shadow="#000000 0.028cm 0.028cm"/>
      <style:text-properties style:font-name="Century Gothic" fo:font-size="12pt" fo:font-weight="bold" style:font-size-asian="12pt" style:font-weight-asian="bold" style:font-name-complex="Century Gothic"/>
    </style:style>
    <style:style style:name="P17" style:family="paragraph" style:parent-style-name="Standard">
      <style:paragraph-properties style:line-height-at-least="0.635cm" fo:padding="0.035cm" fo:border="0.74pt solid #000000" style:shadow="#000000 0.028cm 0.028cm"/>
      <style:text-properties style:font-name="Century Gothic" fo:font-size="12pt" fo:font-weight="bold" officeooo:rsid="001aaa02" officeooo:paragraph-rsid="001aaa02" style:font-size-asian="12pt" style:font-weight-asian="bold" style:font-name-complex="Century Gothic"/>
    </style:style>
    <style:style style:name="P18" style:family="paragraph" style:parent-style-name="Standard">
      <style:paragraph-properties style:line-height-at-least="0.635cm" fo:keep-together="always" fo:padding="0.035cm" fo:border="0.74pt solid #000000" style:shadow="#000000 0.028cm 0.028cm"/>
      <style:text-properties style:font-name="Century Gothic" fo:font-size="12pt" fo:font-weight="bold" officeooo:rsid="001aaa02" officeooo:paragraph-rsid="001aaa02" style:font-size-asian="12pt" style:font-weight-asian="bold" style:font-name-complex="Century Gothic"/>
    </style:style>
    <style:style style:name="P19" style:family="paragraph" style:parent-style-name="Standard">
      <style:paragraph-properties style:line-height-at-least="0.635cm" fo:keep-together="always" fo:padding="0.035cm" fo:border="0.74pt solid #000000" style:shadow="#000000 0.028cm 0.028cm"/>
      <style:text-properties style:font-name="Century Gothic" fo:font-size="12pt" fo:font-weight="bold" officeooo:rsid="001aba48" officeooo:paragraph-rsid="001aba48" style:font-size-asian="12pt" style:font-weight-asian="bold" style:font-name-complex="Century Gothic"/>
    </style:style>
    <style:style style:name="P20" style:family="paragraph" style:parent-style-name="Standard">
      <style:paragraph-properties style:line-height-at-least="0.635cm" fo:text-align="justify" style:justify-single-word="false" fo:padding="0.035cm" fo:border="0.74pt solid #000000" style:shadow="#000000 0.028cm 0.028cm"/>
      <style:text-properties style:font-name="Century Gothic" fo:font-size="12pt" fo:font-weight="bold" officeooo:rsid="001b4d64" officeooo:paragraph-rsid="001b4d64" style:font-size-asian="12pt" style:font-weight-asian="bold" style:font-name-complex="Century Gothic"/>
    </style:style>
    <style:style style:name="P21" style:family="paragraph" style:parent-style-name="Standard">
      <style:paragraph-properties style:line-height-at-least="0.635cm" fo:keep-together="always" fo:padding="0.035cm" fo:border="0.74pt solid #000000" style:shadow="#000000 0.028cm 0.028cm"/>
      <style:text-properties style:font-name="Century Gothic" fo:font-size="12pt" fo:font-weight="normal" style:font-size-asian="12pt" style:font-weight-asian="normal" style:font-name-complex="Century Gothic" style:font-weight-complex="normal"/>
    </style:style>
    <style:style style:name="P22" style:family="paragraph" style:parent-style-name="Standard">
      <style:paragraph-properties style:line-height-at-least="0.635cm" fo:padding="0.035cm" fo:border="0.74pt solid #000000" style:shadow="#000000 0.028cm 0.028cm"/>
      <style:text-properties fo:color="#000000" style:font-name="Cooper Black" fo:font-size="12pt" fo:font-weight="bold" officeooo:rsid="001aaa02" officeooo:paragraph-rsid="001aaa02" style:font-size-asian="12pt" style:font-weight-asian="bold" style:font-name-complex="Century Gothic"/>
    </style:style>
    <style:style style:name="P23" style:family="paragraph" style:parent-style-name="Standard" style:master-page-name="Standard">
      <style:paragraph-properties style:line-height-at-least="0.635cm" fo:text-align="center" style:justify-single-word="false" fo:keep-together="always" style:page-number="auto" fo:padding="0.035cm" fo:border="0.74pt solid #000000" style:shadow="#000000 0.028cm 0.028cm"/>
      <style:text-properties style:font-name="Century Gothic" fo:font-size="14pt" fo:font-style="italic" style:font-size-asian="14pt" style:font-style-asian="italic" style:font-name-complex="Century Gothic" style:font-style-complex="italic" style:font-weight-complex="bold"/>
    </style:style>
    <style:style style:name="T1" style:family="text">
      <style:text-properties fo:font-weight="bold" style:font-weight-asian="bold"/>
    </style:style>
    <style:style style:name="T2" style:family="text">
      <style:text-properties style:font-name="Century Gothic" fo:font-size="12pt" fo:font-weight="bold" style:font-size-asian="12pt" style:font-weight-asian="bold" style:font-name-complex="Century Gothic"/>
    </style:style>
    <style:style style:name="T3" style:family="text">
      <style:text-properties style:font-name="Century Gothic" fo:font-size="12pt" fo:font-weight="bold" officeooo:rsid="001aaa02" style:font-size-asian="12pt" style:font-weight-asian="bold" style:font-name-complex="Century Gothic"/>
    </style:style>
    <style:style style:name="T4" style:family="text">
      <style:text-properties fo:color="#000000" style:font-name="Century Gothic" fo:font-size="16pt" style:font-size-asian="16pt" style:font-name-complex="Century Gothic" style:font-size-complex="16pt"/>
    </style:style>
    <style:style style:name="T5" style:family="text">
      <style:text-properties fo:font-size="11pt" fo:font-weight="bold" style:font-size-asian="11pt" style:font-weight-asian="bold"/>
    </style:style>
    <style:style style:name="T6" style:family="text">
      <style:text-properties officeooo:rsid="001a95ef"/>
    </style:style>
    <style:style style:name="T7" style:family="text">
      <style:text-properties officeooo:rsid="001aaa02"/>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0f0f0f" style:font-name="S hne" fo:font-size="12pt" fo:letter-spacing="normal" fo:font-style="normal" fo:font-weight="normal"/>
    </style:style>
    <style:style style:name="T10" style:family="text">
      <style:text-properties officeooo:rsid="001aba48"/>
    </style:style>
    <style:style style:name="T11" style:family="text">
      <style:text-properties officeooo:rsid="001d34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e document sera à joindre à votre rapport écrit</text:p>
      <text:p text:style-name="P10"/>
      <text:p text:style-name="P8"><text:span text:style-name="T2">Centre d’intérêt, métier, fonction, poste :</text:span></text:p>
      <text:p text:style-name="P12">-<text:span text:style-name="T6">Centre d’interet :</text:span></text:p>
      <text:p text:style-name="P17">Commerce</text:p>
      <text:p text:style-name="P17"/>
      <text:p text:style-name="P17">sous centre d’interet <text:span text:style-name="T10">du commerce</text:span>:</text:p>
      <text:p text:style-name="P17">ecommerce sous racine du eBusiness (=nouvelles technologiques avec objectif ameliorer les bases de l’entreprise cad l’efficacite la communication etc..)</text:p>
      <text:p text:style-name="P15"/>
      <text:p text:style-name="P9"><text:span text:style-name="T2">-</text:span><text:span text:style-name="T3">commerce digital (=</text:span><text:span text:style-name="T9">Ce terme est plus large et peut inclure toutes les activités commerciales qui intègrent des technologies numériques dans leur processus, pas seulement la vente en ligne. Le commerce digital englobe également les aspects tels que la publicité en ligne, la gestion des relations clients (CRM), les paiements numériques, le marketing digital, etc. Ainsi, le commerce digital peut impliquer des interactions en ligne et hors ligne.</text:span> <text:span text:style-name="T7">)</text:span></text:p>
      <text:p text:style-name="P12"/>
      <text:p text:style-name="P11">-<text:span text:style-name="T7">metier :</text:span></text:p>
      <text:p text:style-name="P7"><text:span text:style-name="T2"><text:tab/></text:span><text:span text:style-name="T3">freeleancer : </text:span><text:line-break/><text:span text:style-name="T9">Un freelancer, ou travailleur indépendant, est un professionnel qui exerce son activité de manière autonome, sans être lié à un employeur à long terme. Les freelancers offrent leurs services dans des domaines variés tels que la rédaction, le design, la programmation, le marketing, etc., et travaillent généralement sur des projets ponctuels pour différents clients. Ils ont la flexibilité de choisir leurs clients, leurs missions, et souvent la possibilité de travailler à distance. Les freelancers sont généralement rémunérés en fonction de leurs prestations ou sur une base contractuelle.</text:span> </text:p>
      <text:p text:style-name="P11"><text:tab/></text:p>
      <text:p text:style-name="P12">Ce que je sais sur la nature de cette activité, en quoi consiste-t-elle ? :</text:p>
      <text:p text:style-name="P18"/>
      <text:p text:style-name="P22"><text:span text:style-name="T8">Le commerce regroupe les unités statistiques (entreprises, unité légales ou établissements) dont l'activité principale consiste à revendre des marchandises achetées à des tiers, sans les transformer. Cette activité peut comporter accessoirement des activités de production.</text:span> </text:p>
      <text:p text:style-name="P12"><text:soft-page-break/></text:p>
      <text:p text:style-name="P12">Qualités personnelles et professionnelles nécessaires à son exercice :</text:p>
      <text:p text:style-name="P11"/>
      <text:p text:style-name="P13"><text:span text:style-name="T10">Cela peut varier tres fortement selon le secteur le but le metier la fonction,etc… . Plus particulierement peut aller d’etre qlq d’autonome a avoir des grandes entreprises avec des miliers de travailleurs comme le cas du GAFAM (Google Facebook Amazon Microsoft)</text:span></text:p>
      <text:p text:style-name="P12"/>
      <text:p text:style-name="P12"/>
      <text:p text:style-name="P12"/>
      <text:p text:style-name="P12"/>
      <text:p text:style-name="P12">Compétences, formation nécessaires, conditions particulières :</text:p>
      <text:p text:style-name="P12"/>
      <text:p text:style-name="P19">cela egallement peut varier tres fortement selon le secteur mais de maniere general le commerce <text:span text:style-name="T11">brut </text:span><text:s/>privilege l’experience cad la pratique que la theorie (soit du e commerce du commerce,etc). Mais cela ne vaut pooas dire que avoir des techniques theoriques a appliquer pour avoir le plus de profit possible ne soit pas bien au contraire c’est des tres bonne techniques aussi mais qui faut savoir quand comment et a qui appliquer.</text:p>
      <text:p text:style-name="P12"/>
      <text:p text:style-name="P21"/>
      <text:p text:style-name="P12"/>
      <text:p text:style-name="P14">Cadre dans lequel s'exerce cette activité professionnelle</text:p>
      <text:p text:style-name="P14">(secteurs économiques, types d'employeurs, localisations, ... )</text:p>
      <text:p text:style-name="P20">economique </text:p>
      <text:p text:style-name="P20">Type d’employeurs : Divers</text:p>
      <text:p text:style-name="P20">localisations : divers</text:p>
      <text:p text:style-name="P16"/>
      <text:p text:style-name="P16"/>
      <text:p text:style-name="P16"/>
      <text:p text:style-name="P1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oogle Sans" svg:font-family="'Google Sans', arial, sans-serif"/>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Cooper Black" svg:font-family="'Cooper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Century Gothic" svg:font-family="'Century Gothic'" style:font-family-generic="swiss" style:font-pitch="variable"/>
    <style:font-face style:name="Helv" svg:font-family="Helv"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ms Rmn" fo:font-family="'Tms Rmn', '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style:text-properties style:font-name="Helv" fo:font-family="Helv" style:font-family-generic="swiss" style:font-pitch="variable" fo:font-size="12pt" style:text-underline-style="solid" style:text-underline-width="auto" style:text-underline-color="font-color" fo:font-weight="bold" style:font-size-asian="12pt" style:font-weight-asian="bold" style:font-name-complex="Helv" style:font-family-complex="Helv"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cm" loext:contextual-spacing="false"/>
      <style:text-properties style:font-name="Helv" fo:font-family="Helv" style:font-family-generic="swiss" style:font-pitch="variable" fo:font-size="12pt" fo:font-weight="bold" style:font-size-asian="12pt" style:font-weight-asian="bold" style:font-name-complex="Helv" style:font-family-complex="Helv" style:font-family-generic-complex="swiss" style:font-pitch-complex="variable" style:font-size-complex="12pt" style:font-weight-complex="bold"/>
    </style:style>
    <style:style style:name="Heading_20_3" style:display-name="Heading 3" style:family="paragraph" style:parent-style-name="Standard" style:next-style-name="Retrait_20_normal" style:default-outline-level="3" style:class="text">
      <style:paragraph-properties fo:margin-left="0.63cm" fo:margin-right="0cm" fo:text-indent="0cm" style:auto-text-indent="false"/>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Retrait_20_normal" style:default-outline-level="4" style:class="text">
      <style:paragraph-properties fo:margin-left="0.624cm" fo:margin-right="0cm" fo:text-indent="0cm" style:auto-text-indent="false"/>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Standard" style:next-style-name="Retrait_20_normal" style:default-outline-level="5" style:class="text">
      <style:paragraph-properties fo:margin-left="1.249cm" fo:margin-right="0cm" fo:text-indent="0cm" style:auto-text-indent="false"/>
      <style:text-properties fo:font-weight="bold" style:font-weight-asian="bold" style:font-weight-complex="bold"/>
    </style:style>
    <style:style style:name="Heading_20_6" style:display-name="Heading 6" style:family="paragraph" style:parent-style-name="Standard" style:next-style-name="Retrait_20_normal" style:default-outline-level="6" style:class="text">
      <style:paragraph-properties fo:margin-left="1.249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next-style-name="Retrait_20_normal" style:default-outline-level="7" style:class="text">
      <style:paragraph-properties fo:margin-left="1.249cm" fo:margin-right="0cm" fo:text-indent="0cm" style:auto-text-indent="false"/>
      <style:text-properties fo:font-style="italic" style:font-style-asian="italic" style:font-style-complex="italic"/>
    </style:style>
    <style:style style:name="Heading_20_8" style:display-name="Heading 8" style:family="paragraph" style:parent-style-name="Standard" style:next-style-name="Retrait_20_normal" style:default-outline-level="8" style:class="text">
      <style:paragraph-properties fo:margin-left="1.249cm" fo:margin-right="0cm" fo:text-indent="0cm" style:auto-text-indent="false"/>
      <style:text-properties fo:font-style="italic" style:font-style-asian="italic" style:font-style-complex="italic"/>
    </style:style>
    <style:style style:name="Heading_20_9" style:display-name="Heading 9" style:family="paragraph" style:parent-style-name="Standard" style:next-style-name="Retrait_20_normal" style:default-outline-level="9" style:class="text">
      <style:paragraph-properties fo:margin-left="1.249cm" fo:margin-right="0cm" fo:text-indent="0cm" style:auto-text-indent="false"/>
      <style:text-properties fo:font-style="italic" style:font-style-asian="italic" style:font-style-complex="italic"/>
    </style:style>
    <style:style style:name="Retrait_20_normal" style:display-name="Retrait normal" style:family="paragraph" style:parent-style-name="Standard">
      <style:paragraph-properties fo:margin-left="1.249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note" style:family="paragraph" style:parent-style-name="Standard" style:class="extra"/>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1pt" fo:font-weight="bold" style:font-name-asian="Tms Rmn" style:font-size-asian="11pt" style:font-weight-asian="bold" style:font-name-complex="Tms Rmn"/>
    </style:style>
    <style:style style:name="MP2" style:family="paragraph" style:parent-style-name="Header">
      <style:text-properties style:font-name-asian="Tms Rmn" style:font-name-complex="Tms Rmn"/>
    </style:style>
    <style:style style:name="MP3" style:family="paragraph" style:parent-style-name="Header">
      <style:paragraph-properties fo:text-align="center" style:justify-single-word="false"/>
      <style:text-properties fo:color="#000000" style:font-name="Century Gothic" fo:font-size="20pt" fo:font-weight="bold" style:font-size-asian="20pt" style:font-weight-asian="bold" style:font-name-complex="Century Gothic" style:font-size-complex="20pt"/>
    </style:style>
    <style:style style:name="MP4" style:family="paragraph" style:parent-style-name="Header">
      <style:paragraph-properties fo:text-align="center" style:justify-single-word="false"/>
      <style:text-properties fo:color="#000000" style:font-name="Century Gothic" fo:font-size="16pt" style:font-size-asian="16pt" style:font-name-complex="Century Gothic" style:font-size-complex="16pt"/>
    </style:style>
    <style:style style:name="MP5" style:family="paragraph" style:parent-style-name="Footer">
      <style:paragraph-properties fo:text-align="center" style:justify-single-word="false"/>
    </style:style>
    <style:style style:name="MT1" style:family="text">
      <style:text-properties fo:font-size="11pt" fo:font-weight="bold" style:font-size-asian="11pt" style:font-weight-asian="bold"/>
    </style:style>
    <style:page-layout style:name="Mpm1">
      <style:page-layout-properties fo:page-width="21.001cm" fo:page-height="29.7cm" style:num-format="1" style:print-orientation="portrait" fo:margin-top="1.27cm" fo:margin-bottom="1.27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31cm" fo:margin-bottom="2.133cm" style:dynamic-spacing="true"/>
      </style:header-style>
      <style:footer-style>
        <style:header-footer-properties fo:min-height="1.229cm" fo:margin-top="1.131cm" style:dynamic-spacing="true"/>
      </style:footer-style>
    </style:page-layout>
  </office:automatic-styles>
  <office:master-styles>
    <style:master-page style:name="Standard" style:page-layout-name="Mpm1">
      <style:header>
        <text:p text:style-name="MP1"><text:s/></text:p>
      </style:header>
      <loext:header-first>
        <text:p text:style-name="MP2"><text:s text:c="120"/></text:p>
        <text:p text:style-name="Header"/>
        <text:p text:style-name="MP3">FICHE PROJET</text:p>
        <text:p text:style-name="MP4">A distribuer au TD n°1</text:p>
        <text:p text:style-name="MP4"/>
      </loext:header-first>
      <style:footer>
        <text:p text:style-name="MP5"><text:span text:style-name="MT1">UNIVERSITE <text:s/>de <text:s/>PERPIGNAN <text:s/>- SCUIO - <text:s/>PPP</text:span> <text:page-number text:select-page="current">2</text:page-number></text:p>
      </style:footer>
      <loext:footer-first>
        <text:p text:style-name="MP5"/>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ROJET PROFESSIONNEL</dc:title>
    <dc:subject>fascicule d'enseignement n°4</dc:subject>
    <meta:keyword/>
    <meta:initial-creator>Dominique GILLES</meta:initial-creator>
    <meta:creation-date>2009-09-25T09:54:00</meta:creation-date>
    <dc:date>2023-11-18T09:56:50.335000000</dc:date>
    <meta:print-date>2009-09-25T11:04:00</meta:print-date>
    <meta:editing-cycles>9</meta:editing-cycles>
    <meta:editing-duration>PT25M1S</meta:editing-duration>
    <meta:generator>LibreOffice/6.3.5.2$Windows_X86_64 LibreOffice_project/dd0751754f11728f69b42ee2af66670068624673</meta:generator>
    <meta:document-statistic meta:table-count="0" meta:image-count="0" meta:object-count="0" meta:page-count="2" meta:paragraph-count="26" meta:word-count="417" meta:character-count="2921" meta:non-whitespace-character-count="2395"/>
  </office:meta>
</office:document-meta>
</file>